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tyle="normal" style:font-style-asian="normal" style:font-style-complex="normal"/>
    </style:style>
    <style:style style:name="P2" style:family="paragraph" style:parent-style-name="Heading_20_2">
      <style:text-properties fo:font-style="italic" style:font-style-asian="italic" style:font-style-complex="italic"/>
    </style:style>
    <style:style style:name="P3" style:family="paragraph" style:parent-style-name="My_20_body_20_text">
      <style:text-properties fo:font-style="italic" style:font-style-asian="italic" style:font-style-complex="italic"/>
    </style:style>
    <style:style style:name="P4" style:family="paragraph" style:parent-style-name="My_20_body_20_text">
      <style:text-properties fo:font-style="normal" style:font-style-asian="normal" style:font-style-complex="normal"/>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0% 100%"/>
    </style:style>
    <style:style style:name="T6" style:family="text">
      <style:text-properties style:text-position="0% 100%" fo:font-style="italic" style:font-style-asian="italic" style:font-style-complex="itali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Numbering_20_Symbols"/>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s/>1 Introduction<text:tab/>1</text:p>
          <text:p text:style-name="P7"><text:s/>2 Lexical conventions<text:tab/>2</text:p>
          <text:p text:style-name="P6"><text:s/>2.1 Comments<text:tab/>2</text:p>
          <text:p text:style-name="P6"><text:s/>2.2 Identifiers<text:tab/>2</text:p>
          <text:p text:style-name="P6"><text:s/>2.3 Keywords<text:tab/>2</text:p>
          <text:p text:style-name="P6"><text:s/>2.4 Constants<text:tab/>2</text:p>
          <text:p text:style-name="P7"><text:s/>3 Types<text:tab/>2</text:p>
          <text:p text:style-name="P7"><text:s/>4 Expressions<text:tab/>3</text:p>
          <text:p text:style-name="P6"><text:s/>4.1 Primary Expressions<text:tab/>3</text:p>
          <text:p text:style-name="P5"><text:s/>4.1.1 Identifier<text:tab/>3</text:p>
          <text:p text:style-name="P5"><text:s/>4.1.2 Numeric Constant<text:tab/>3</text:p>
          <text:p text:style-name="P5"><text:s/>4.1.3 String Constant<text:tab/>4</text:p>
          <text:p text:style-name="P6"><text:s/>4.2 Unary Operators<text:tab/>4</text:p>
          <text:p text:style-name="P6"><text:s/>4.3 Multiplicative Operators<text:tab/>4</text:p>
          <text:p text:style-name="P6"><text:s/>4.4 Additive Operators<text:tab/>4</text:p>
          <text:p text:style-name="P6"><text:s/>4.5 Shift Operators<text:tab/>4</text:p>
          <text:p text:style-name="P6"><text:s/>4.6 Comparison Operators<text:tab/>4</text:p>
          <text:p text:style-name="P5"><text:s/>4.6.1 Greater than<text:tab/>4</text:p>
          <text:p text:style-name="P5"><text:s/>4.6.2 Less than<text:tab/>4</text:p>
          <text:p text:style-name="P5"><text:s/>4.6.3 Greater than or equal to<text:tab/>4</text:p>
          <text:p text:style-name="P5"><text:s/>4.6.4 Less than or equal to<text:tab/>4</text:p>
          <text:p text:style-name="P6"><text:s/>4.7 Equality Operators<text:tab/>5</text:p>
          <text:p text:style-name="P5"><text:s/>4.7.1 Equal To<text:tab/>5</text:p>
          <text:p text:style-name="P5"><text:s/>4.7.2 Not equal to<text:tab/>5</text:p>
          <text:p text:style-name="P6"><text:s/>4.8 Bitwise And Operator<text:tab/>5</text:p>
          <text:p text:style-name="P6"><text:s/>4.9 Bitwise Xor Operator<text:tab/>5</text:p>
          <text:p text:style-name="P6"><text:s/>4.10 Bitwise Or Operator<text:tab/>5</text:p>
          <text:p text:style-name="P6"><text:s/>4.11 Logical And Operator<text:tab/>6</text:p>
          <text:p text:style-name="P6"><text:s/>4.12 Logical Or Operator<text:tab/>6</text:p>
          <text:p text:style-name="P6"><text:s/>4.13 Assignment Operators<text:tab/>6</text:p>
          <text:p text:style-name="P7"><text:s/>5 Declarations<text:tab/>6</text:p>
          <text:p text:style-name="P6"><text:s/>5.1 Type Specifiers<text:tab/>7</text:p>
          <text:p text:style-name="P7"><text:s/>6 Statements<text:tab/>7</text:p>
          <text:p text:style-name="P6"><text:s/>6.1 Expression<text:tab/>7</text:p>
          <text:p text:style-name="P6"><text:s/>6.2 Statement block<text:tab/>8</text:p>
          <text:p text:style-name="P6"><text:s/>6.3 Conditional Statement<text:tab/>8</text:p>
          <text:p text:style-name="P6"><text:s/>6.4 For Loop<text:tab/>8</text:p>
          <text:p text:style-name="P6"><text:s/>6.5 Continue?<text:tab/>8</text:p>
          <text:p text:style-name="P6"><text:s/>6.6 Break?<text:tab/>8</text:p>
        </text:index-body>
      </text:table-of-content>
      <text:list text:style-name="L1">
        <text:list-item>
          <text:h text:style-name="Heading_20_1" text:outline-level="1">Introduction</text:h>
        </text:list-item>
      </text:list>
      <text:p text:style-name="My_20_body_20_text">BDPL is a programming language for processing and manipulating binary files. Specifically, the language is designed to enable a programmer to mimic binary file formats and read, process and write data with little effort invested in parsing the format of the file. In other words, the language empowers a <text:soft-page-break/>programmer to specify a file format as one or more data structures and use these user-defined data types to parse the contents of a file. The language also allows a user to define actions to be carried out when certain conditions are encountered in a file. These might be for error recovery. The last section in this document lists a few samples of source code which are indicative of typical usage scenarios for BDPL.</text:p>
      <text:list text:style-name="L1" text:continue-numbering="true">
        <text:list-item>
          <text:h text:style-name="Heading_20_1" text:outline-level="1">Lexical conventions</text:h>
        </text:list-item>
      </text:list>
      <text:p text:style-name="My_20_body_20_text">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list text:style-name="L1" text:continue-numbering="true">
        <text:list-item>
          <text:list text:continue-numbering="true">
            <text:list-item>
              <text:h text:style-name="Heading_20_2" text:outline-level="2">Comments</text:h>
            </text:list-item>
          </text:list>
        </text:list-item>
      </text:list>
      <text:p text:style-name="My_20_body_20_text">Comments are always single-line only. The characters // begin a comment which terminates at the end of the line.</text:p>
      <text:list text:style-name="L1" text:continue-numbering="true">
        <text:list-item>
          <text:list text:continue-numbering="true">
            <text:list-item>
              <text:h text:style-name="Heading_20_2" text:outline-level="2">Identifiers</text:h>
            </text:list-item>
          </text:list>
        </text:list-item>
      </text:list>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list text:style-name="L1" text:continue-numbering="true">
        <text:list-item>
          <text:list text:continue-numbering="true">
            <text:list-item>
              <text:h text:style-name="Heading_20_2" text:outline-level="2">Keywords</text:h>
            </text:list-item>
          </text:list>
        </text:list-item>
      </text:list>
      <text:p text:style-name="My_20_body_20_text">The following identifiers are reserved for use as keywords and may not be used otherwise:</text:p>
      <text:p text:style-name="My_20_body_20_text">byte<text:tab/><text:tab/>bit<text:tab/><text:tab/>struct<text:tab/><text:tab/>if</text:p>
      <text:p text:style-name="My_20_body_20_text">else<text:tab/><text:tab/>for<text:tab/><text:tab/>optional<text:tab/>on</text:p>
      <text:p text:style-name="My_20_body_20_text">valid<text:tab/><text:tab/>ok<text:tab/><text:tab/>nok</text:p>
      <text:list text:style-name="L1" text:continue-numbering="true">
        <text:list-item>
          <text:list text:continue-numbering="true">
            <text:list-item>
              <text:h text:style-name="Heading_20_2" text:outline-level="2">Constants</text:h>
            </text:list-item>
          </text:list>
        </text:list-item>
      </text:list>
      <text:p text:style-name="My_20_body_20_text">There are these types of constants.</text:p>
      <text:list text:style-name="L1" text:continue-numbering="true">
        <text:list-item>
          <text:h text:style-name="Heading_20_1" text:outline-level="1">Types</text:h>
        </text:list-item>
      </text:list>
      <text:p text:style-name="My_20_body_20_text">Every BDPL identifier has a 'type' which determines the meaning of the value stored in the identifier's storage. There are these basic types in BDPL:</text:p>
      <text:p text:style-name="My_20_body_20_text"><text:soft-page-break/><text:tab/>bit is a single bit of data</text:p>
      <text:p text:style-name="My_20_body_20_text"><text:tab/>byte is a sequence of 8 bits</text:p>
      <text:p text:style-name="My_20_body_20_text"><text:tab/>int is a 32 bit integer represented in a 2's complement form</text:p>
      <text:p text:style-name="My_20_body_20_text"><text:tab/>double &lt;to be defined&gt;</text:p>
      <text:p text:style-name="My_20_body_20_text">More types can be derived from these basic types using the following constructs, which may be applied recursively:</text:p>
      <text:p text:style-name="My_20_body_20_text"><text:tab/>arrays, which are sets of elements of the same type</text:p>
      <text:p text:style-name="My_20_body_20_text"><text:tab/>structures, which contain elements of various types</text:p>
      <text:list text:style-name="L1" text:continue-numbering="true">
        <text:list-item>
          <text:h text:style-name="Heading_20_1" text:outline-level="1">Expressions</text:h>
        </text:list-item>
      </text:list>
      <text:p text:style-name="My_20_body_20_text">Expressions are ordered by precedence starting from the highest precedence.</text:p>
      <text:list text:style-name="L1" text:continue-numbering="true">
        <text:list-item>
          <text:list text:continue-numbering="true">
            <text:list-item>
              <text:h text:style-name="Heading_20_2" text:outline-level="2">Primary Expressions</text:h>
              <text:list>
                <text:list-item>
                  <text:h text:style-name="Heading_20_3" text:outline-level="3">Identifier</text:h>
                </text:list-item>
              </text:list>
            </text:list-item>
          </text:list>
        </text:list-item>
      </text:list>
      <text:p text:style-name="My_20_body_20_text">An identifier is a primary expression. Each identifier must be declared to be of a basic or defined type. If the identifier has a basic type or is an “array of basic type” type, then it may be an lvalue expression. If an identifier is of a user-defined type, including types that are arrays of user-defined types, it is not an lvalue expression.<office:annotation><dc:creator>VRB</dc:creator><dc:date>2007-10-13T00:00:00</dc:date><text:p>---- VRB, 10/13/2007, 04:14 ----</text:p><text:p>I just wrote this, but I think any identfier should be an lvalue expression.</text:p><text:p/></office:annotation></text:p>
      <text:list text:style-name="L1" text:continue-numbering="true">
        <text:list-item>
          <text:list text:continue-numbering="true">
            <text:list-item>
              <text:list text:continue-numbering="true">
                <text:list-item>
                  <text:h text:style-name="Heading_20_3" text:outline-level="3">Numeric Constant</text:h>
                </text:list-item>
              </text:list>
            </text:list-item>
          </text:list>
        </text:list-item>
      </text:list>
      <text:p text:style-name="My_20_body_20_text">A numeric constant may be an decimal, binary or hexadecimal number. Binary numbers begin with the sequence '0b', followed by a sequence of 0s and 1s. Hexadecimal numbers begin with the sequence '0x', followed by digits 0-9 and letters a-f in upper or lower case.</text:p>
      <text:list text:style-name="L1" text:continue-numbering="true">
        <text:list-item>
          <text:list text:continue-numbering="true">
            <text:list-item>
              <text:list text:continue-numbering="true">
                <text:list-item>
                  <text:h text:style-name="Heading_20_3" text:outline-level="3"><text:soft-page-break/>String Constant</text:h>
                </text:list-item>
              </text:list>
            </text:list-item>
            <text:list-item>
              <text:h text:style-name="Heading_20_2" text:outline-level="2">Unary Operators</text:h>
            </text:list-item>
            <text:list-item>
              <text:h text:style-name="Heading_20_2" text:outline-level="2">Multiplicative Operators</text:h>
            </text:list-item>
            <text:list-item>
              <text:h text:style-name="Heading_20_2" text:outline-level="2">Additive Operators</text:h>
            </text:list-item>
            <text:list-item>
              <text:h text:style-name="Heading_20_2" text:outline-level="2">Shift Operators</text:h>
            </text:list-item>
            <text:list-item>
              <text:h text:style-name="Heading_20_2" text:outline-level="2">Comparison Operators</text:h>
            </text:list-item>
          </text:list>
        </text:list-item>
      </text:list>
      <text:p text:style-name="My_20_body_20_text">As the name suggests, this family of operators is used to compare two values, and it is therefore expected that these operators are not used in expressions of the form a&gt;b&gt;c, which are meaningless. Hence associativity does not hold meaning for these operators. It is however defined.</text:p>
      <text:list text:style-name="L1" text:continue-numbering="true">
        <text:list-item>
          <text:list text:continue-numbering="true">
            <text:list-item>
              <text:list text:continue-numbering="true">
                <text:list-item>
                  <text:h text:style-name="Heading_20_3" text:outline-level="3">Greater than</text:h>
                </text:list-item>
              </text:list>
            </text:list-item>
          </text:list>
        </text:list-item>
      </text:list>
      <text:p text:style-name="My_20_body_20_text">Usage: expression &gt; expression</text:p>
      <text:p text:style-name="My_20_body_20_text">Associativity: Left to right</text:p>
      <text:list text:style-name="L1" text:continue-numbering="true">
        <text:list-item>
          <text:list text:continue-numbering="true">
            <text:list-item>
              <text:list text:continue-numbering="true">
                <text:list-item>
                  <text:h text:style-name="Heading_20_3" text:outline-level="3">Less than</text:h>
                </text:list-item>
              </text:list>
            </text:list-item>
          </text:list>
        </text:list-item>
      </text:list>
      <text:p text:style-name="My_20_body_20_text">Usage: expression &lt; expression</text:p>
      <text:p text:style-name="My_20_body_20_text">Associativity: Left to right</text:p>
      <text:list text:style-name="L1" text:continue-numbering="true">
        <text:list-item>
          <text:list text:continue-numbering="true">
            <text:list-item>
              <text:list text:continue-numbering="true">
                <text:list-item>
                  <text:h text:style-name="Heading_20_3" text:outline-level="3">Greater than or equal to</text:h>
                </text:list-item>
              </text:list>
            </text:list-item>
          </text:list>
        </text:list-item>
      </text:list>
      <text:p text:style-name="My_20_body_20_text">Usage: expression &gt;= expression</text:p>
      <text:p text:style-name="My_20_body_20_text">Associativity: Left to right</text:p>
      <text:list text:style-name="L1" text:continue-numbering="true">
        <text:list-item>
          <text:list text:continue-numbering="true">
            <text:list-item>
              <text:list text:continue-numbering="true">
                <text:list-item>
                  <text:h text:style-name="Heading_20_3" text:outline-level="3">Less than or equal to</text:h>
                </text:list-item>
              </text:list>
            </text:list-item>
          </text:list>
        </text:list-item>
      </text:list>
      <text:p text:style-name="My_20_body_20_text">Usage: expression &lt;= expression</text:p>
      <text:p text:style-name="My_20_body_20_text">Associativity: Left to right</text:p>
      <text:p text:style-name="My_20_body_20_text"><office:annotation><dc:creator>VRB</dc:creator><dc:date>2007-10-13T00:00:00</dc:date><text:p>---- VRB, 10/13/2007, 01:36 ----</text:p><text:p>How do we define these operators? What about signed and unsigned bit sequences?</text:p></office:annotation></text:p>
      <text:list text:style-name="L1" text:continue-numbering="true">
        <text:list-item>
          <text:list text:continue-numbering="true">
            <text:list-item>
              <text:h text:style-name="Heading_20_2" text:outline-level="2"><text:soft-page-break/>Equality Operators</text:h>
              <text:list>
                <text:list-item>
                  <text:h text:style-name="Heading_20_3" text:outline-level="3">Equal To</text:h>
                </text:list-item>
              </text:list>
            </text:list-item>
          </text:list>
        </text:list-item>
      </text:list>
      <text:p text:style-name="My_20_body_20_text">Usage: expression == expression</text:p>
      <text:p text:style-name="My_20_body_20_text">Associativity: Left to right</text:p>
      <text:p text:style-name="My_20_body_20_text">The == operator returns 1 if both operands have identical bit sequences of the same length. The operands are not required to be of the same type, or of a basic type for that matter.</text:p>
      <text:list text:style-name="L1" text:continue-numbering="true">
        <text:list-item>
          <text:list text:continue-numbering="true">
            <text:list-item>
              <text:list text:continue-numbering="true">
                <text:list-item>
                  <text:h text:style-name="Heading_20_3" text:outline-level="3">Not equal to</text:h>
                </text:list-item>
              </text:list>
            </text:list-item>
          </text:list>
        </text:list-item>
      </text:list>
      <text:p text:style-name="My_20_body_20_text">Usage: expression != expression</text:p>
      <text:p text:style-name="My_20_body_20_text">Associativity: Left to right</text:p>
      <text:p text:style-name="My_20_body_20_text">The != operator returns 1 if both operands have identical bit sequences of the same length. The operands are not required to be of the same type, or of a basic type for that matter</text:p>
      <text:list text:style-name="L1" text:continue-numbering="true">
        <text:list-item>
          <text:list text:continue-numbering="true">
            <text:list-item>
              <text:h text:style-name="Heading_20_2" text:outline-level="2">Bitwise And Operator</text:h>
            </text:list-item>
          </text:list>
        </text:list-item>
      </text:list>
      <text:p text:style-name="My_20_body_20_text">Usage: expression | expression</text:p>
      <text:p text:style-name="My_20_body_20_text">Associativity: Left to right</text:p>
      <text:p text:style-name="My_20_body_20_text">The | operator performs a bitwise logical 'and' or of the operands. The operands are not required to be of the same type. <text:s/>However, both operands are required to be of a basic type and must have equal lengths in bits.</text:p>
      <text:list text:style-name="L1" text:continue-numbering="true">
        <text:list-item>
          <text:list text:continue-numbering="true">
            <text:list-item>
              <text:h text:style-name="Heading_20_2" text:outline-level="2">Bitwise Xor Operator</text:h>
            </text:list-item>
          </text:list>
        </text:list-item>
      </text:list>
      <text:p text:style-name="My_20_body_20_text">Usage: expression | expression</text:p>
      <text:p text:style-name="My_20_body_20_text">Associativity: Left to right</text:p>
      <text:p text:style-name="My_20_body_20_text">The | operator performs a bitwise 'exclusive or' of the operands. The operands are not required to be of the same type. <text:s/>However, both operands are required to be of a basic type and must have equal lengths in bits. <office:annotation><dc:creator>VRB</dc:creator><dc:date>2007-10-13T00:00:00</dc:date><text:p>---- VRB, 10/13/2007, 01:20 ----</text:p><text:p>What is the return type?</text:p></office:annotation></text:p>
      <text:list text:style-name="L1" text:continue-numbering="true">
        <text:list-item>
          <text:list text:continue-numbering="true">
            <text:list-item>
              <text:h text:style-name="Heading_20_2" text:outline-level="2">Bitwise Or Operator</text:h>
            </text:list-item>
          </text:list>
        </text:list-item>
      </text:list>
      <text:p text:style-name="My_20_body_20_text">Usage: expression | expression</text:p>
      <text:p text:style-name="My_20_body_20_text">Associativity: Left to right</text:p>
      <text:p text:style-name="My_20_body_20_text">The | operator performs a bitwise 'inclusive or' of the operands. The operands are not required to <text:soft-page-break/>be of the same type. <text:s/>However, both operands are required to be of a basic type and must have equal lengths in bits. <office:annotation><dc:creator>VRB</dc:creator><dc:date>2007-10-13T00:00:00</dc:date><text:p>---- VRB, 10/13/2007, 01:21 ----</text:p><text:p>What is the return type?</text:p></office:annotation></text:p>
      <text:list text:style-name="L1" text:continue-numbering="true">
        <text:list-item>
          <text:list text:continue-numbering="true">
            <text:list-item>
              <text:h text:style-name="Heading_20_2" text:outline-level="2">Logical And Operator</text:h>
            </text:list-item>
          </text:list>
        </text:list-item>
      </text:list>
      <text:p text:style-name="My_20_body_20_text">Usage: expression &amp;&amp; expression</text:p>
      <text:p text:style-name="My_20_body_20_text">Associativity: Left to right</text:p>
      <text:p text:style-name="My_20_body_20_text">The &amp;&amp; operator returns 1 if both of its operands have a non-zero value, and 0 otherwise. Each of the operands must be of a basic type. However, both operands are not required to be of the same type. The second operand is not evaluated is the value of the first operand is zero.</text:p>
      <text:list text:style-name="L1" text:continue-numbering="true">
        <text:list-item>
          <text:list text:continue-numbering="true">
            <text:list-item>
              <text:h text:style-name="Heading_20_2" text:outline-level="2">Logical Or Operator</text:h>
            </text:list-item>
          </text:list>
        </text:list-item>
      </text:list>
      <text:p text:style-name="My_20_body_20_text">Usage: expression || expression</text:p>
      <text:p text:style-name="My_20_body_20_text">Associativity: Left to right</text:p>
      <text:p text:style-name="My_20_body_20_text">The ||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list text:style-name="L1" text:continue-numbering="true">
        <text:list-item>
          <text:list text:continue-numbering="true">
            <text:list-item>
              <text:h text:style-name="Heading_20_2" text:outline-level="2">Assignment Operators</text:h>
            </text:list-item>
          </text:list>
        </text:list-item>
        <text:list-item>
          <text:h text:style-name="Heading_20_1" text:outline-level="1">Declarations</text:h>
        </text:list-item>
      </text:list>
      <text:p text:style-name="My_20_body_20_text">Declarations are used to specify types for identifiers. Whether declarations reserve memory for identifiers is dependent upon the implementation of the compiler. However, once declared, <text:s/>an identifier refers to an object that is of the indicated type and which is available till the end of the program's execution. Declarations take the following form:</text:p>
      <text:p text:style-name="P3"><text:tab/>declarations:</text:p>
      <text:p text:style-name="P3"><text:tab/><text:tab/>decl-specifiers</text:p>
      <text:p text:style-name="P3"><text:tab/><text:tab/>decl-specifiers declarator-list;</text:p>
      <text:p text:style-name="P4">The decl-specifiers comprise at most one type specifier and at most one type qualifier.</text:p>
      <text:p text:style-name="P4"><text:tab/><text:span text:style-name="T1">decl-specifiers:</text:span></text:p>
      <text:p text:style-name="P4"><text:span text:style-name="T1"><text:tab/><text:tab/>type-specifier</text:span></text:p>
      <text:p text:style-name="P4"><text:span text:style-name="T1"><text:tab/><text:tab/>type-qualifier type-specifier</text:span></text:p>
      <text:p text:style-name="P4">A declarator list is a comma separated list of declarators.</text:p>
      <text:p text:style-name="P4"><text:soft-page-break/><text:tab/><text:span text:style-name="T1">declarator-list:</text:span></text:p>
      <text:p text:style-name="P4"><text:span text:style-name="T1"><text:tab/><text:tab/>declarator</text:span></text:p>
      <text:p text:style-name="P4"><text:span text:style-name="T1"><text:tab/><text:tab/>declarator, declarator-list</text:span></text:p>
      <text:p text:style-name="P4"><text:span text:style-name="T1"><text:tab/>declarator:</text:span></text:p>
      <text:p text:style-name="P4"><text:span text:style-name="T1"><text:tab/><text:tab/>identifier</text:span></text:p>
      <text:p text:style-name="P4"><text:span text:style-name="T1"><text:tab/><text:tab/>(declarator)</text:span></text:p>
      <text:p text:style-name="P4"><text:span text:style-name="T1"><text:tab/><text:tab/>declarator[]</text:span></text:p>
      <text:p text:style-name="P4"><text:span text:style-name="T1"><text:tab/><text:tab/>declarator[numeric constant]</text:span></text:p>
      <text:p text:style-name="P4"><text:span text:style-name="T1"><text:tab/><text:tab/>declarator[*]</text:span></text:p>
      <text:list text:style-name="L1" text:continue-numbering="true">
        <text:list-item>
          <text:list text:continue-numbering="true">
            <text:list-item>
              <text:h text:style-name="Heading_20_2" text:outline-level="2"><text:span text:style-name="T1">Type Specifiers</text:span></text:h>
            </text:list-item>
          </text:list>
        </text:list-item>
      </text:list>
      <text:p text:style-name="P4">The type specifiers are as follows:</text:p>
      <text:p text:style-name="P4"><text:tab/><text:span text:style-name="T1">type-specifiers:</text:span></text:p>
      <text:p text:style-name="P4"><text:span text:style-name="T1"><text:tab/><text:tab/>int</text:span></text:p>
      <text:p text:style-name="P4"><text:span text:style-name="T1"><text:tab/><text:tab/>bit</text:span></text:p>
      <text:p text:style-name="P4"><text:span text:style-name="T1"><text:tab/><text:tab/>byte</text:span></text:p>
      <text:p text:style-name="P4"><text:span text:style-name="T1"><text:tab/><text:tab/>double</text:span></text:p>
      <text:p text:style-name="P4"><text:span text:style-name="T1"><text:tab/><text:tab/>struct identifier {struct_declarations}</text:span></text:p>
      <text:p text:style-name="P4"><text:span text:style-name="T1"><text:tab/>struct_declarations:</text:span></text:p>
      <text:p text:style-name="P4"><text:span text:style-name="T1"><text:tab/><text:tab/>struct-type-specifiers declarator: valid-check-</text:span><text:span text:style-name="T4">opt</text:span><text:span text:style-name="T1"> optional-check-</text:span><text:span text:style-name="T4">opt</text:span></text:p>
      <text:p text:style-name="P4"><text:span text:style-name="T1"><text:tab/><text:tab/>type-qualifier struct-type-specifier declarator valid-check-</text:span><text:span text:style-name="T4">opt</text:span><text:span text:style-name="T1"> optional-check-</text:span><text:span text:style-name="T4">opt</text:span></text:p>
      <text:p text:style-name="P4"><text:span text:style-name="T6"><text:tab/>struct-type-specifiers:</text:span></text:p>
      <text:p text:style-name="P4"><text:span text:style-name="T6"><text:tab/><text:tab/>bit</text:span></text:p>
      <text:p text:style-name="P4"><text:span text:style-name="T6"><text:tab/><text:tab/>byte</text:span></text:p>
      <text:list text:style-name="L1" text:continue-numbering="true">
        <text:list-item>
          <text:list text:continue-numbering="true">
            <text:list-item>
              <text:h text:style-name="Heading_20_2" text:outline-level="2"><text:span text:style-name="T1">Type qualifiers</text:span></text:h>
            </text:list-item>
          </text:list>
        </text:list-item>
      </text:list>
      <text:p text:style-name="P4">The type qualifiers are as follows:</text:p>
      <text:list text:style-name="L1" text:continue-numbering="true">
        <text:list-item>
          <text:list text:continue-numbering="true">
            <text:list-item>
              <text:h text:style-name="Heading_20_2" text:outline-level="2"><text:soft-page-break/>Valid Value Checks</text:h>
            </text:list-item>
          </text:list>
        </text:list-item>
      </text:list>
      <text:p text:style-name="My_20_body_20_text">For each identifier which is declared to be of a basic type, a constraints may be imposed for the value, set of values or range of values that the variable may take. The variable is checked for a valid value assignments whenever an expression with the identifier as lvalue is evaluated. The valid value check takes the following form:</text:p>
      <text:p text:style-name="P3"><text:tab/>validcheck:</text:p>
      <text:p text:style-name="P3"><text:tab/><text:tab/>valid {value-specifier} ok<text:span text:style-name="T3">opt</text:span> statement-block-1<text:span text:style-name="T3">opt</text:span> nok<text:span text:style-name="T3">opt</text:span> statement-block-2<text:span text:style-name="T3">opt</text:span></text:p>
      <text:p text:style-name="P4"><text:span text:style-name="T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span></text:p>
      <text:p text:style-name="P3"><text:span text:style-name="T5">value-specifier:</text:span></text:p>
      <text:p text:style-name="P3"><text:span text:style-name="T5"><text:tab/></text:span></text:p>
      <text:list text:style-name="L1" text:continue-numbering="true">
        <text:list-item>
          <text:list text:continue-numbering="true">
            <text:list-item>
              <text:h text:style-name="Heading_20_2" text:outline-level="2"><text:span text:style-name="T5">Optional Field Check</text:span></text:h>
            </text:list-item>
          </text:list>
        </text:list-item>
      </text:list>
      <text:p text:style-name="My_20_body_20_text"><text:span text:style-name="T5">Each identifier that is declared may be </text:span></text:p>
      <text:list text:style-name="L1" text:continue-numbering="true">
        <text:list-item>
          <text:h text:style-name="P1" text:outline-level="1">Statements</text:h>
        </text:list-item>
      </text:list>
      <text:p text:style-name="My_20_body_20_text">Statements are executed in the order in which they are written in the program, except when the order is explicitly changed by the program itself, using the statement constructs indicated below.</text:p>
      <text:list text:style-name="L1" text:continue-numbering="true">
        <text:list-item>
          <text:list text:continue-numbering="true">
            <text:list-item>
              <text:h text:style-name="Heading_20_2" text:outline-level="2">Expression</text:h>
            </text:list-item>
          </text:list>
        </text:list-item>
      </text:list>
      <text:p text:style-name="My_20_body_20_text">Construction: <text:span text:style-name="T1">expression;</text:span></text:p>
      <text:p text:style-name="My_20_body_20_text">An expression terminated by a semi-colon constitutes a basic statement.</text:p>
      <text:list text:style-name="L1" text:continue-numbering="true">
        <text:list-item>
          <text:list text:continue-numbering="true">
            <text:list-item>
              <text:h text:style-name="Heading_20_2" text:outline-level="2">Statement block</text:h>
            </text:list-item>
          </text:list>
        </text:list-item>
      </text:list>
      <text:p text:style-name="My_20_body_20_text">Construction: <text:span text:style-name="T1">{statement-block}</text:span></text:p>
      <text:p text:style-name="My_20_body_20_text"><text:span text:style-name="T1"><text:tab/>statement-block:</text:span></text:p>
      <text:p text:style-name="My_20_body_20_text"><text:span text:style-name="T1"><text:tab/><text:tab/>statement</text:span></text:p>
      <text:p text:style-name="My_20_body_20_text"><text:span text:style-name="T1"><text:tab/><text:tab/>statement statement-block</text:span></text:p>
      <text:p text:style-name="P4"><text:soft-page-break/>A statement block is a collection of statements that can be used together in lieu of a single statement.</text:p>
      <text:list text:style-name="L1" text:continue-numbering="true">
        <text:list-item>
          <text:list text:continue-numbering="true">
            <text:list-item>
              <text:h text:style-name="Heading_20_2" text:outline-level="2">Conditional Statement</text:h>
            </text:list-item>
          </text:list>
        </text:list-item>
      </text:list>
      <text:p text:style-name="My_20_body_20_text">Construction: <text:tab/><text:span text:style-name="T1">if (expression) statement else statement</text:span></text:p>
      <text:p text:style-name="My_20_body_20_text"><text:span text:style-name="T1"><text:tab/><text:tab/><text:tab/>if (expression) statement</text:span></text:p>
      <text:p text:style-name="P4">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list text:style-name="L1" text:continue-numbering="true">
        <text:list-item>
          <text:list text:continue-numbering="true">
            <text:list-item>
              <text:h text:style-name="Heading_20_2" text:outline-level="2">For Loop</text:h>
            </text:list-item>
          </text:list>
        </text:list-item>
      </text:list>
      <text:p text:style-name="My_20_body_20_text">Construction:<text:tab/><text:span text:style-name="T1">for(expression-1</text:span><text:span text:style-name="T4">opt</text:span><text:span text:style-name="T1">;expression-2</text:span><text:span text:style-name="T4">opt</text:span><text:span text:style-name="T1">;expression-3</text:span><text:span text:style-name="T4">opt</text:span><text:span text:style-name="T1">) statement</text:span></text:p>
      <text:p text:style-name="My_20_body_20_text"><text:span text:style-name="T2">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span></text:p>
      <text:list text:style-name="L1" text:continue-numbering="true">
        <text:list-item>
          <text:list text:continue-numbering="true">
            <text:list-item>
              <text:h text:style-name="P2" text:outline-level="2">Continue?</text:h>
            </text:list-item>
            <text:list-item>
              <text:h text:style-name="Heading_20_2" text:outline-level="2">Break?</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indent="0in" style:auto-text-indent="true"/>
      <style:text-properties style:font-name="Arial" fo:font-size="11pt" style:font-size-asian="11pt" style:font-size-complex="11pt"/>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in" fo:margin-right="0in" fo:text-indent="-0.25in" style:auto-text-indent="false"/>
      <style:text-properties fo:font-size="14pt" fo:font-weight="bold" style:font-size-asian="14pt" style:font-weight-asian="bold" style:font-size-complex="14pt" style:font-weight-complex="bold"/>
    </style:style>
    <style:style style:name="My_20_Heading_20_2" style:display-name="My Heading 2" style:family="paragraph" style:parent-style-name="Heading"/>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_20_4" style:display-name="Heading 4" style:family="paragraph" style:parent-style-name="Heading" style:next-style-name="Text_20_body" style:class="text" style:default-outline-level="4">
      <style:paragraph-properties fo:margin-left="1.25in" fo:margin-right="0in" fo:text-indent="-0.25in"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space-before="0.5in" text:min-label-width="0.25in"/>
      </text:outline-level-style>
      <text:outline-level-style text:level="3" text:style-name="Numbering_20_Symbols" style:num-prefix=" " style:num-suffix=" " style:num-format="1" text:display-levels="3">
        <style:list-level-properties text:space-before="0.75in" text:min-label-width="0.25in"/>
      </text:outline-level-style>
      <text:outline-level-style text:level="4" text:style-name="Numbering_20_Symbols" style:num-prefix=" " style:num-suffix=" " style:num-format="1" text:display-levels="4">
        <style:list-level-properties text:space-before="1in" text:min-label-width="0.25in"/>
      </text:outline-level-style>
      <text:outline-level-style text:level="5" text:style-name="Numbering_20_Symbols" style:num-prefix=" " style:num-suffix=" " style:num-format="1" text:display-levels="5">
        <style:list-level-properties text:space-before="1.25in" text:min-label-width="0.25in"/>
      </text:outline-level-style>
      <text:outline-level-style text:level="6" text:style-name="Numbering_20_Symbols" style:num-prefix=" " style:num-suffix=" " style:num-format="1" text:display-levels="6">
        <style:list-level-properties text:space-before="1.5in" text:min-label-width="0.25in"/>
      </text:outline-level-style>
      <text:outline-level-style text:level="7" text:style-name="Numbering_20_Symbols" style:num-prefix=" " style:num-suffix=" " style:num-format="1" text:display-levels="7">
        <style:list-level-properties text:space-before="1.75in" text:min-label-width="0.25in"/>
      </text:outline-level-style>
      <text:outline-level-style text:level="8" text:style-name="Numbering_20_Symbols" style:num-prefix=" " style:num-suffix=" " style:num-format="1" text:display-levels="8">
        <style:list-level-properties text:space-before="2in" text:min-label-width="0.25in"/>
      </text:outline-level-style>
      <text:outline-level-style text:level="9" text:style-name="Numbering_20_Symbols" style:num-prefix=" " style:num-suffix=" " style:num-format="1" text:display-levels="9">
        <style:list-level-properties text:space-before="2.25in" text:min-label-width="0.25in"/>
      </text:outline-level-style>
      <text:outline-level-style text:level="10" text:style-name="Numbering_20_Symbols" style:num-prefix=" " style:num-suffix=" " style:num-format="1" text:display-levels="10">
        <style:list-level-properties text:space-before="2.5in" text:min-label-width="0.2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2T23:26:32</meta:creation-date>
    <dc:creator>Bharadwaj V R</dc:creator>
    <dc:date>2007-10-13T11:33:38</dc:date>
    <meta:editing-cycles>69</meta:editing-cycles>
    <meta:editing-duration>PT11H51M55S</meta:editing-duration>
    <meta:user-defined meta:name="Info 1"/>
    <meta:user-defined meta:name="Info 2"/>
    <meta:user-defined meta:name="Info 3"/>
    <meta:user-defined meta:name="Info 4"/>
    <meta:document-statistic meta:table-count="0" meta:image-count="0" meta:object-count="0" meta:page-count="9" meta:paragraph-count="185" meta:word-count="1700" meta:character-count="10411"/>
  </office:meta>
</office:document-meta>
</file>